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4408be6" officeooo:paragraph-rsid="04408be6" style:font-name-complex="David CLM"/>
    </style:style>
    <style:style style:name="P4" style:family="paragraph" style:parent-style-name="Text_20_body">
      <style:text-properties style:font-name="David CLM" officeooo:rsid="04452c67" officeooo:paragraph-rsid="04452c67" style:font-name-complex="David CLM"/>
    </style:style>
    <style:style style:name="P5" style:family="paragraph" style:parent-style-name="Heading_20_1">
      <style:text-properties style:font-name="David CLM" officeooo:rsid="03672cdc" officeooo:paragraph-rsid="03672cdc" style:font-name-complex="David CLM"/>
    </style:style>
    <style:style style:name="P6" style:family="paragraph" style:parent-style-name="Text_20_body">
      <style:text-properties style:font-name="David CLM" officeooo:rsid="04571bd4" officeooo:paragraph-rsid="04571bd4" style:font-name-complex="David CLM"/>
    </style:style>
    <style:style style:name="P7" style:family="paragraph" style:parent-style-name="Text_20_body">
      <style:text-properties style:font-name="David CLM" officeooo:rsid="045930db" officeooo:paragraph-rsid="045930db" style:font-name-complex="David CLM"/>
    </style:style>
    <style:style style:name="P8" style:family="paragraph" style:parent-style-name="Text_20_body">
      <style:text-properties style:font-name="David CLM" officeooo:rsid="045947b3" officeooo:paragraph-rsid="045947b3" style:font-name-complex="David CLM"/>
    </style:style>
    <style:style style:name="P9" style:family="paragraph" style:parent-style-name="Text_20_body">
      <style:text-properties style:font-name="David CLM" fo:language="en" fo:country="US" officeooo:rsid="04571bd4" officeooo:paragraph-rsid="04571bd4" style:font-size-asian="10.5pt" style:font-name-complex="David CLM" style:font-weight-complex="normal"/>
    </style:style>
    <style:style style:name="P10" style:family="paragraph" style:parent-style-name="Text_20_body">
      <style:text-properties officeooo:paragraph-rsid="04540b48"/>
    </style:style>
    <style:style style:name="P11" style:family="paragraph" style:parent-style-name="Text_20_body">
      <style:paragraph-properties fo:break-before="page"/>
      <style:text-properties style:font-name="David CLM" officeooo:rsid="045947b3" officeooo:paragraph-rsid="045947b3" style:font-name-complex="David CLM"/>
    </style:style>
    <style:style style:name="T1" style:family="text">
      <style:text-properties fo:font-weight="bold" style:font-weight-asian="bold" style:font-weight-complex="bold"/>
    </style:style>
    <style:style style:name="T2" style:family="text">
      <style:text-properties officeooo:rsid="043d1c78"/>
    </style:style>
    <style:style style:name="T3" style:family="text">
      <style:text-properties officeooo:rsid="04428036"/>
    </style:style>
    <style:style style:name="T4" style:family="text">
      <style:text-properties fo:font-style="italic" style:font-style-asian="italic" style:font-style-complex="italic"/>
    </style:style>
    <style:style style:name="T5" style:family="text">
      <style:text-properties fo:font-style="italic" officeooo:rsid="0450b59d" style:font-style-asian="italic" style:font-style-complex="italic"/>
    </style:style>
    <style:style style:name="T6" style:family="text">
      <style:text-properties officeooo:rsid="044b3606"/>
    </style:style>
    <style:style style:name="T7" style:family="text">
      <style:text-properties fo:font-style="normal" officeooo:rsid="044b8da0" style:font-style-asian="normal" style:font-style-complex="normal"/>
    </style:style>
    <style:style style:name="T8" style:family="text">
      <style:text-properties fo:font-style="normal" officeooo:rsid="044d1604" style:font-style-asian="normal" style:font-style-complex="normal"/>
    </style:style>
    <style:style style:name="T9" style:family="text">
      <style:text-properties fo:font-style="normal" officeooo:rsid="044d7dcb" style:font-style-asian="normal" style:font-style-complex="normal"/>
    </style:style>
    <style:style style:name="T10" style:family="text">
      <style:text-properties fo:font-style="normal" officeooo:rsid="0450ac8b" style:font-style-asian="normal" style:font-style-complex="normal"/>
    </style:style>
    <style:style style:name="T11" style:family="text">
      <style:text-properties fo:font-style="normal" officeooo:rsid="0450b59d" style:font-style-asian="normal" style:font-style-complex="normal"/>
    </style:style>
    <style:style style:name="T12" style:family="text">
      <style:text-properties fo:font-style="normal" officeooo:rsid="0451065a" style:font-style-asian="normal" style:font-style-complex="normal"/>
    </style:style>
    <style:style style:name="T13" style:family="text">
      <style:text-properties fo:font-style="normal" officeooo:rsid="0452efb1" style:font-style-asian="normal" style:font-style-complex="normal"/>
    </style:style>
    <style:style style:name="T14" style:family="text">
      <style:text-properties fo:font-style="normal" fo:font-weight="bold" officeooo:rsid="044d7dcb" style:font-style-asian="normal" style:font-weight-asian="bold" style:font-style-complex="normal" style:font-weight-complex="bold"/>
    </style:style>
    <style:style style:name="T15" style:family="text">
      <style:text-properties style:font-name="David CLM" fo:language="en" fo:country="US" officeooo:rsid="0455cdc6" style:font-size-asian="10.5pt" style:font-name-complex="David CLM" style:font-weight-complex="normal"/>
    </style:style>
    <style:style style:name="T16" style:family="text">
      <style:text-properties style:font-name="David CLM" fo:language="en" fo:country="US" officeooo:rsid="04571bd4" style:font-size-asian="10.5pt" style:font-name-complex="David CLM" style:font-weight-complex="normal"/>
    </style:style>
    <style:style style:name="T17" style:family="text">
      <style:text-properties fo:language="en" fo:country="US" style:font-size-asian="10.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אלגוריתמים <text:span text:style-name="T2">כלכליים - מבוא</text:span></text:h>
      <text:p text:style-name="P10"><text:span text:style-name="T15">בתקופה קשה זו, כולם מדברים על חשיבות האחדות </text:span><text:span text:style-name="T16">בעם ישראל</text:span><text:span text:style-name="T15">. אבל איך מגיעים לאחדות?</text:span><text:span text:style-name="T16"> יש אנשים שהתשובה שלהם היא פשוט "לסלק את האנשים שפוגעים באחדות מהצד השני". אבל זה לא עובד – אף אחד לא מסתלק.</text:span></text:p>
      <text:p text:style-name="P9">הכלכלה מציעה גישה אחרת לאחדות: גישה שבה כולם נשארים, ומשתפים פעולה, וכולם מרוויחים. כשמוכר וקונה עושים עיסקה, זה לא בגלל שהם מסכימים; להיפך: בדרך כלל הם לא מסכימים. המוכר חושב שהחפץ שווה פחות מהמחיר (לכן הוא מוכן למכור), והקונה חושב שהחפץ שוה יותר מהמחיר (לכן הוא מוכן לקנות). אילו היתה ביניהם הסכמה מלאה על שווי החפץ – לא היתה עיסקה! דווקא בגלל חוסר-ההסכמה, יש עיסקה ששני הצדדים מרויחים ממנה.</text:p>
      <text:p text:style-name="P6"><text:span text:style-name="T17">בקורס הזה נלמד על כמה אלגוריתמים שמשיגים תוצאה דומה: חלוקה של משאבים וחפצים, באופן שכל הצדדים המעורבים מרגישים שקיבלו את מה שהם רצו. </text:span><text:span text:style-name="T6">יש הרבה דברים שאפשר לחלק, למשל: חלוקת קרקעות בין יורשים, תורנויות בין חיילים, זמן-חישוב במחשב מרכזי בין תהליכים, שכר-דירה בין שותפים, שטח בדף-אינטרנט בין מפרסמים, חדרים במעונות בין סטודנטים, משרדי עורכי-דין בין מתמחים, איברים להשתלה בין חולים, ועוד. <text:s text:c="2"/>לכל בעיית-חלוקה ישנם שיקולים משלה: שביעות-רצון (איזו חלוקה תגרום לכך שכמה שיותר אנשים יהיו שמחים?), צדק (מי תרם יותר לייצור המשאבים?), יעילות (מי יצליח להשתמש במשאבים בצורה יעילה יותר?), תמריצים (איזו חלוקה תיתן לאנשים מוטיבציה לעבוד יותר קשה?), ועוד. <text:s/>כסף הוא אחד הכלים החשובים העוזרים לחלק דברים, אבל הוא בהחלט לא היחיד. לכל סוג של בעיה ישנם אלגוריתמים וכלים משלה.</text:span></text:p>
      <text:p text:style-name="P4">לצורך הקורס, <text:span text:style-name="T1">אלגוריתם כלכלי</text:span> (economic algorithm) הוא אלגוריתם שהקלט שלו הוא <text:span text:style-name="T4">רצונות של בני-אדם</text:span>. <text:span text:style-name="T7">בפרט, בכל בעיית-חלוקה, הקלט הוא מה כל אחד מהמשתתפים רוצה - מה הערך שהוא מייחס לכל אחד מהדברים שצריך לחלק, או </text:span><text:span text:style-name="T8">באופן כללי יותר - </text:span><text:span text:style-name="T7">לכל אחת מההחלטות שצריך לקבל.</text:span><text:span text:style-name="T9"> <text:s/>אלגוריתם כלכלי נקרא גם </text:span><text:span text:style-name="T14">מנגנון </text:span><text:span text:style-name="T9">(mechanism)</text:span><text:span text:style-name="T10">. השם הזה מגיע מכלכלה: כשכלכלנים התחילו לפתח תהליכים מעשיים לחלוקת דברים בין אנשים, הם </text:span><text:span text:style-name="T11">רצו לציין את העובדה שהמחקר שלהם הוא לא רק תיאורי (- מתאר את המציאות) אלא גם</text:span><text:span text:style-name="T5"> </text:span><text:span text:style-name="T11">מעשי (משנה את המציאות) ולכן קראו לזה "מנגנון". </text:span><text:span text:style-name="T12"><text:s/></text:span><text:span text:style-name="T13">מבחינתנו, מנגנון זה פשוט אלגוריתם שהקלט שלו הוא אוסף הרצונות של בני-האדם.</text:span></text:p>
      <text:p text:style-name="P3">הקורס לא מניח כל ידע בכלכלה - כל הידע שתצטרכו יינתן לכם בשיעורים. אבל, הוא כן מניח ידע מסויים באלגוריתמים, ובפרט אלגוריתמים בגרפים. בקורס נראה איך להשתמש באלגוריתמים <text:span text:style-name="T3">ש</text:span>כבר למדתם<text:span text:style-name="T3"> בקורסים קודמים</text:span>, כדי לפתור בעיות מהמציאות. נלמד גם אלגוריתמים חדשים<text:span text:style-name="T3">, שנועדו </text:span>לפתור בעיות מורכבות יותר. <text:s/>הקורס הזה <text:span text:style-name="T3">יעזור לכם לראות את </text:span>הקשר בין אלגוריתמים לבין בעיות חברתיות<text:span text:style-name="T3">. אחת המטרות של הקורס היא לאפשר לכם לראות בעיה במציאות, ולחשוב איזה אלגוריתם יכול להתאים כדי לפתור אותה.</text:span></text:p>
      <text:p text:style-name="P7">לנו כמדעני-מחשב יש כוח גדול: כוח האלגוריתמים. אנחנו יודעים לפתח אלגוריתמים ולהוכיח שהם משיגים תוצאות טובות עבור כולם. בקורס הזה נלמד איך להשתמש בכוח הזה כדי להשיג חלוקה הוגנת של משאבים, ומתוך כך, להגיע לאחדות ושיתוף-פעולה. זו תהיה תרומתנו הצנועה לעולם טוב יותר.</text:p>
      <text:p text:style-name="P8">בהצלחה!</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3-12-28T14:15:17.491000000</dc:date>
    <meta:editing-duration>P8DT1H42M8S</meta:editing-duration>
    <meta:editing-cycles>1001</meta:editing-cycles>
    <meta:document-statistic meta:table-count="0" meta:image-count="0" meta:object-count="0" meta:page-count="1" meta:paragraph-count="10" meta:word-count="454" meta:character-count="2671" meta:non-whitespace-character-count="2219"/>
  </office:meta>
</office:document-meta>
</file>